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00a933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color="#00a933"/>
    </style:style>
    <style:style style:name="ce7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color="#2a6099"/>
    </style:style>
    <style:style style:name="ce9" style:family="table-cell" style:parent-style-name="Default" style:data-style-name="N81">
      <style:text-properties fo:color="#2a60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ata Size 57 bytes" draw:style-name="gr1" draw:text-style-name="P1" svg:width="6.2965in" svg:height="3.9181in" svg:x="0.0075in" svg:y="5.824in">
            <draw:object draw:notify-on-update-of-ranges="Sheet1.A4:Sheet1.A15 Sheet1.C4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5272in" svg:height="3.9819in" svg:x="6.2169in" svg:y="5.7531in">
            <draw:object draw:notify-on-update-of-ranges="Sheet1.A20:Sheet1.A31 Sheet1.C20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65in" svg:height="3.5413in" svg:x="0.0071in" svg:y="9.7496in">
            <draw:object draw:notify-on-update-of-ranges="Sheet1.A4:Sheet1.A15 Sheet1.D4:Sheet1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5in" svg:height="3.5413in" svg:x="6.2894in" svg:y="9.65in">
            <draw:object draw:notify-on-update-of-ranges="Sheet1.A20:Sheet1.A31 Sheet1.D20:Sheet1.D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35in" svg:height="3.5413in" svg:x="0.0358in" svg:y="13.3476in">
            <draw:object draw:notify-on-update-of-ranges="Sheet1.A4:Sheet1.A15 Sheet1.E4:Sheet1.E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35in" svg:height="3.5413in" svg:x="6.3039in" svg:y="13.426in">
            <draw:object draw:notify-on-update-of-ranges="Sheet1.A20:Sheet1.A31 Sheet1.E20:Sheet1.E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35in" svg:height="3.5417in" svg:x="0.0217in" svg:y="17.1024in">
            <draw:object draw:notify-on-update-of-ranges="Sheet1.A4:Sheet1.A15 Sheet1.F4:Sheet1.F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3035in" svg:height="3.5417in" svg:x="6.2965in" svg:y="17.1094in">
            <draw:object draw:notify-on-update-of-ranges="Sheet1.A20:Sheet1.A31 Sheet1.F20:Sheet1.F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035in" svg:height="3.5413in" svg:x="0.0142in" svg:y="20.6079in">
            <draw:object draw:notify-on-update-of-ranges="Sheet1.A4:Sheet1.A15 Sheet1.G4:Sheet1.G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3031in" svg:height="3.5413in" svg:x="6.1969in" svg:y="20.4591in">
            <draw:object draw:notify-on-update-of-ranges="Sheet1.A20:Sheet1.A31 Sheet1.G20:Sheet1.G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35in" svg:height="3.5413in" svg:x="0.0287in" svg:y="24.1925in">
            <draw:object draw:notify-on-update-of-ranges="Sheet1.A4:Sheet1.A15 Sheet1.H4:Sheet1.H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3035in" svg:height="3.5413in" svg:x="6.3752in" svg:y="24.2421in">
            <draw:object draw:notify-on-update-of-ranges="Sheet1.A20:Sheet1.A31 Sheet1.H20:Sheet1.H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ce6"/>
        <table:table-column table:style-name="co2" table:default-cell-style-name="ce8"/>
        <table:table-column table:style-name="co3" table:default-cell-style-name="ce6"/>
        <table:table-column table:style-name="co2" table:default-cell-style-name="ce8"/>
        <table:table-column table:style-name="co3" table:default-cell-style-name="ce6"/>
        <table:table-column table:style-name="co2" table:default-cell-style-name="ce8"/>
        <table:table-row table:style-name="ro1">
          <table:table-cell table:style-name="ce2" office:value-type="string" calcext:value-type="string">
            <text:p>Data Size A 55 bytes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N</text:p>
          </table:table-cell>
          <table:table-cell/>
          <table:table-cell table:style-name="ce5" office:value-type="string" calcext:value-type="string">
            <text:p>A method Disk Accesses</text:p>
          </table:table-cell>
          <table:table-cell table:style-name="ce7" office:value-type="string" calcext:value-type="string">
            <text:p>Time ()</text:p>
          </table:table-cell>
          <table:table-cell table:style-name="ce5" office:value-type="string" calcext:value-type="string">
            <text:p>B method Disk Accesses</text:p>
          </table:table-cell>
          <table:table-cell table:style-name="ce7" office:value-type="string" calcext:value-type="string">
            <text:p>Time ()</text:p>
          </table:table-cell>
          <table:table-cell table:style-name="ce5" office:value-type="string" calcext:value-type="string">
            <text:p>C method Disk Accesses</text:p>
          </table:table-cell>
          <table:table-cell table:style-name="ce7" office:value-type="string" calcext:value-type="string">
            <text:p>Time (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9.785" calcext:value-type="float">
            <text:p>9.785</text:p>
          </table:table-cell>
          <table:table-cell office:value-type="float" office:value="60563.503" calcext:value-type="float">
            <text:p>60563.503</text:p>
          </table:table-cell>
          <table:table-cell office:value-type="float" office:value="2.647" calcext:value-type="float">
            <text:p>2.647</text:p>
          </table:table-cell>
          <table:table-cell office:value-type="float" office:value="29870.096" calcext:value-type="float">
            <text:p>29870.096</text:p>
          </table:table-cell>
          <table:table-cell office:value-type="float" office:value="1.361" calcext:value-type="float">
            <text:p>1.361</text:p>
          </table:table-cell>
          <table:table-cell office:value-type="float" office:value="22381.034" calcext:value-type="float">
            <text:p>22381.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8.805" calcext:value-type="float">
            <text:p>18.805</text:p>
          </table:table-cell>
          <table:table-cell office:value-type="float" office:value="97597.639" calcext:value-type="float">
            <text:p>97597.639</text:p>
          </table:table-cell>
          <table:table-cell office:value-type="float" office:value="4.202" calcext:value-type="float">
            <text:p>4.202</text:p>
          </table:table-cell>
          <table:table-cell office:value-type="float" office:value="41360.455" calcext:value-type="float">
            <text:p>41360.455</text:p>
          </table:table-cell>
          <table:table-cell office:value-type="float" office:value="1.917" calcext:value-type="float">
            <text:p>1.917</text:p>
          </table:table-cell>
          <table:table-cell office:value-type="float" office:value="28668.172" calcext:value-type="float">
            <text:p>28668.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37.839" calcext:value-type="float">
            <text:p>37.839</text:p>
          </table:table-cell>
          <table:table-cell office:value-type="float" office:value="174808.412" calcext:value-type="float">
            <text:p>174808.412</text:p>
          </table:table-cell>
          <table:table-cell office:value-type="float" office:value="7.18" calcext:value-type="float">
            <text:p>7.18</text:p>
          </table:table-cell>
          <table:table-cell office:value-type="float" office:value="68255.626" calcext:value-type="float">
            <text:p>68255.626</text:p>
          </table:table-cell>
          <table:table-cell office:value-type="float" office:value="2.653" calcext:value-type="float">
            <text:p>2.653</text:p>
          </table:table-cell>
          <table:table-cell office:value-type="float" office:value="39791.306" calcext:value-type="float">
            <text:p>39791.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91.914" calcext:value-type="float">
            <text:p>91.914</text:p>
          </table:table-cell>
          <table:table-cell office:value-type="float" office:value="425997.866" calcext:value-type="float">
            <text:p>425997.866</text:p>
          </table:table-cell>
          <table:table-cell office:value-type="float" office:value="15.966" calcext:value-type="float">
            <text:p>15.966</text:p>
          </table:table-cell>
          <table:table-cell office:value-type="float" office:value="153226.221" calcext:value-type="float">
            <text:p>153226.221</text:p>
          </table:table-cell>
          <table:table-cell office:value-type="float" office:value="3.683" calcext:value-type="float">
            <text:p>3.683</text:p>
          </table:table-cell>
          <table:table-cell office:value-type="float" office:value="54810.754" calcext:value-type="float">
            <text:p>54810.7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147.736" calcext:value-type="float">
            <text:p>147.736</text:p>
          </table:table-cell>
          <table:table-cell office:value-type="float" office:value="663764.882" calcext:value-type="float">
            <text:p>663764.882</text:p>
          </table:table-cell>
          <table:table-cell office:value-type="float" office:value="25.033" calcext:value-type="float">
            <text:p>25.033</text:p>
          </table:table-cell>
          <table:table-cell office:value-type="float" office:value="243782.065" calcext:value-type="float">
            <text:p>243782.065</text:p>
          </table:table-cell>
          <table:table-cell office:value-type="float" office:value="4.349" calcext:value-type="float">
            <text:p>4.349</text:p>
          </table:table-cell>
          <table:table-cell office:value-type="float" office:value="65127.085" calcext:value-type="float">
            <text:p>65127.0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88.946" calcext:value-type="float">
            <text:p>188.946</text:p>
          </table:table-cell>
          <table:table-cell office:value-type="float" office:value="854834.101" calcext:value-type="float">
            <text:p>854834.101</text:p>
          </table:table-cell>
          <table:table-cell office:value-type="float" office:value="32.297" calcext:value-type="float">
            <text:p>32.297</text:p>
          </table:table-cell>
          <table:table-cell office:value-type="float" office:value="305253.044" calcext:value-type="float">
            <text:p>305253.044</text:p>
          </table:table-cell>
          <table:table-cell office:value-type="float" office:value="4.551" calcext:value-type="float">
            <text:p>4.551</text:p>
          </table:table-cell>
          <table:table-cell office:value-type="float" office:value="68350.971" calcext:value-type="float">
            <text:p>68350.9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86.535" calcext:value-type="float">
            <text:p>386.535</text:p>
          </table:table-cell>
          <table:table-cell office:value-type="float" office:value="1751858.869" calcext:value-type="float">
            <text:p>1751858.869</text:p>
          </table:table-cell>
          <table:table-cell office:value-type="float" office:value="63.017" calcext:value-type="float">
            <text:p>63.017</text:p>
          </table:table-cell>
          <table:table-cell office:value-type="float" office:value="594693.122" calcext:value-type="float">
            <text:p>594693.122</text:p>
          </table:table-cell>
          <table:table-cell office:value-type="float" office:value="5.526" calcext:value-type="float">
            <text:p>5.526</text:p>
          </table:table-cell>
          <table:table-cell office:value-type="float" office:value="82896.031" calcext:value-type="float">
            <text:p>82896.0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934.561" calcext:value-type="float">
            <text:p>934.561</text:p>
          </table:table-cell>
          <table:table-cell office:value-type="float" office:value="4174960.702" calcext:value-type="float">
            <text:p>4174960.702</text:p>
          </table:table-cell>
          <table:table-cell office:value-type="float" office:value="156.444" calcext:value-type="float">
            <text:p>156.444</text:p>
          </table:table-cell>
          <table:table-cell office:value-type="float" office:value="1470724.72" calcext:value-type="float">
            <text:p>1470724.72</text:p>
          </table:table-cell>
          <table:table-cell office:value-type="float" office:value="6.901" calcext:value-type="float">
            <text:p>6.901</text:p>
          </table:table-cell>
          <table:table-cell office:value-type="float" office:value="104681.256" calcext:value-type="float">
            <text:p>104681.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1869.62" calcext:value-type="float">
            <text:p>1869.62</text:p>
          </table:table-cell>
          <table:table-cell office:value-type="float" office:value="9108495.117" calcext:value-type="float">
            <text:p>9108495.117</text:p>
          </table:table-cell>
          <table:table-cell office:value-type="float" office:value="313.066" calcext:value-type="float">
            <text:p>313.066</text:p>
          </table:table-cell>
          <table:table-cell office:value-type="float" office:value="2950770.395" calcext:value-type="float">
            <text:p>2950770.395</text:p>
          </table:table-cell>
          <table:table-cell office:value-type="float" office:value="7.885" calcext:value-type="float">
            <text:p>7.885</text:p>
          </table:table-cell>
          <table:table-cell office:value-type="float" office:value="119929.554" calcext:value-type="float">
            <text:p>119929.5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9279.863" calcext:value-type="float">
            <text:p>9279.863</text:p>
          </table:table-cell>
          <table:table-cell table:style-name="ce9" office:value-type="float" office:value="41279182.097" calcext:value-type="float">
            <text:p>4.13E+07</text:p>
          </table:table-cell>
          <table:table-cell office:value-type="float" office:value="1564" calcext:value-type="float">
            <text:p>1564</text:p>
          </table:table-cell>
          <table:table-cell table:style-name="ce9" office:value-type="float" office:value="14800058.789" calcext:value-type="float">
            <text:p>1.48E+07</text:p>
          </table:table-cell>
          <table:table-cell office:value-type="float" office:value="10.181" calcext:value-type="float">
            <text:p>10.181</text:p>
          </table:table-cell>
          <table:table-cell office:value-type="float" office:value="161041.441" calcext:value-type="float">
            <text:p>161041.4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19224.509" calcext:value-type="float">
            <text:p>19224.509</text:p>
          </table:table-cell>
          <table:table-cell table:style-name="ce9" office:value-type="float" office:value="85336924.459" calcext:value-type="float">
            <text:p>8.53E+07</text:p>
          </table:table-cell>
          <table:table-cell office:value-type="float" office:value="3119.756" calcext:value-type="float">
            <text:p>3119.756</text:p>
          </table:table-cell>
          <table:table-cell table:style-name="ce9" office:value-type="float" office:value="29169801.769" calcext:value-type="float">
            <text:p>2.92E+07</text:p>
          </table:table-cell>
          <table:table-cell office:value-type="float" office:value="11.182" calcext:value-type="float">
            <text:p>11.182</text:p>
          </table:table-cell>
          <table:table-cell office:value-type="float" office:value="169194.083" calcext:value-type="float">
            <text:p>169194.08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36530.645" calcext:value-type="float">
            <text:p>36530.645</text:p>
          </table:table-cell>
          <table:table-cell table:style-name="ce9" office:value-type="float" office:value="163740008.002" calcext:value-type="float">
            <text:p>1.64E+08</text:p>
          </table:table-cell>
          <table:table-cell office:value-type="float" office:value="6251" calcext:value-type="float">
            <text:p>6251</text:p>
          </table:table-cell>
          <table:table-cell table:style-name="ce9" office:value-type="float" office:value="58914585.574" calcext:value-type="float">
            <text:p>5.89E+07</text:p>
          </table:table-cell>
          <table:table-cell office:value-type="float" office:value="12.214" calcext:value-type="float">
            <text:p>12.214</text:p>
          </table:table-cell>
          <table:table-cell office:value-type="float" office:value="186191.921" calcext:value-type="float">
            <text:p>186191.92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ta Size A 27 bytes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N</text:p>
          </table:table-cell>
          <table:table-cell/>
          <table:table-cell table:style-name="ce5" office:value-type="string" calcext:value-type="string">
            <text:p>A method Disk Accesses</text:p>
          </table:table-cell>
          <table:table-cell table:style-name="ce7" office:value-type="string" calcext:value-type="string">
            <text:p>Time ()</text:p>
          </table:table-cell>
          <table:table-cell table:style-name="ce5" office:value-type="string" calcext:value-type="string">
            <text:p>B method Disk Accesses</text:p>
          </table:table-cell>
          <table:table-cell table:style-name="ce7" office:value-type="string" calcext:value-type="string">
            <text:p>Time ()</text:p>
          </table:table-cell>
          <table:table-cell table:style-name="ce5" office:value-type="string" calcext:value-type="string">
            <text:p>C method Disk Accesses</text:p>
          </table:table-cell>
          <table:table-cell table:style-name="ce7" office:value-type="string" calcext:value-type="string">
            <text:p>Time (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.196" calcext:value-type="float">
            <text:p>5.196</text:p>
          </table:table-cell>
          <table:table-cell office:value-type="float" office:value="38723.301" calcext:value-type="float">
            <text:p>38723.301</text:p>
          </table:table-cell>
          <table:table-cell office:value-type="float" office:value="2.647" calcext:value-type="float">
            <text:p>2.647</text:p>
          </table:table-cell>
          <table:table-cell office:value-type="float" office:value="33729.875" calcext:value-type="float">
            <text:p>33729.875</text:p>
          </table:table-cell>
          <table:table-cell office:value-type="float" office:value="1.29" calcext:value-type="float">
            <text:p>1.29</text:p>
          </table:table-cell>
          <table:table-cell office:value-type="float" office:value="18721.039" calcext:value-type="float">
            <text:p>18721.0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.004" calcext:value-type="float">
            <text:p>10.004</text:p>
          </table:table-cell>
          <table:table-cell office:value-type="float" office:value="71950.114" calcext:value-type="float">
            <text:p>71950.114</text:p>
          </table:table-cell>
          <table:table-cell office:value-type="float" office:value="4.202" calcext:value-type="float">
            <text:p>4.202</text:p>
          </table:table-cell>
          <table:table-cell office:value-type="float" office:value="42103.856" calcext:value-type="float">
            <text:p>42103.856</text:p>
          </table:table-cell>
          <table:table-cell office:value-type="float" office:value="1.899" calcext:value-type="float">
            <text:p>1.899</text:p>
          </table:table-cell>
          <table:table-cell office:value-type="float" office:value="28309.829" calcext:value-type="float">
            <text:p>28309.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8.992" calcext:value-type="float">
            <text:p>18.992</text:p>
          </table:table-cell>
          <table:table-cell office:value-type="float" office:value="136991.737" calcext:value-type="float">
            <text:p>136991.737</text:p>
          </table:table-cell>
          <table:table-cell office:value-type="float" office:value="7.232" calcext:value-type="float">
            <text:p>7.232</text:p>
          </table:table-cell>
          <table:table-cell office:value-type="float" office:value="69689.644" calcext:value-type="float">
            <text:p>69689.644</text:p>
          </table:table-cell>
          <table:table-cell office:value-type="float" office:value="2.693" calcext:value-type="float">
            <text:p>2.693</text:p>
          </table:table-cell>
          <table:table-cell office:value-type="float" office:value="39817.746" calcext:value-type="float">
            <text:p>39817.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7.628" calcext:value-type="float">
            <text:p>47.628</text:p>
          </table:table-cell>
          <table:table-cell office:value-type="float" office:value="349036.855" calcext:value-type="float">
            <text:p>349036.855</text:p>
          </table:table-cell>
          <table:table-cell office:value-type="float" office:value="15.867" calcext:value-type="float">
            <text:p>15.867</text:p>
          </table:table-cell>
          <table:table-cell office:value-type="float" office:value="155072.109" calcext:value-type="float">
            <text:p>155072.109</text:p>
          </table:table-cell>
          <table:table-cell office:value-type="float" office:value="3.665" calcext:value-type="float">
            <text:p>3.665</text:p>
          </table:table-cell>
          <table:table-cell office:value-type="float" office:value="69792.145" calcext:value-type="float">
            <text:p>69792.1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74.896" calcext:value-type="float">
            <text:p>74.896</text:p>
          </table:table-cell>
          <table:table-cell office:value-type="float" office:value="538744.148" calcext:value-type="float">
            <text:p>538744.148</text:p>
          </table:table-cell>
          <table:table-cell office:value-type="float" office:value="25.154" calcext:value-type="float">
            <text:p>25.154</text:p>
          </table:table-cell>
          <table:table-cell office:value-type="float" office:value="245431.931" calcext:value-type="float">
            <text:p>245431.931</text:p>
          </table:table-cell>
          <table:table-cell office:value-type="float" office:value="4.345" calcext:value-type="float">
            <text:p>4.345</text:p>
          </table:table-cell>
          <table:table-cell office:value-type="float" office:value="65694.645" calcext:value-type="float">
            <text:p>65694.6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95.291" calcext:value-type="float">
            <text:p>95.291</text:p>
          </table:table-cell>
          <table:table-cell office:value-type="float" office:value="668420.476" calcext:value-type="float">
            <text:p>668420.476</text:p>
          </table:table-cell>
          <table:table-cell office:value-type="float" office:value="32.023" calcext:value-type="float">
            <text:p>32.023</text:p>
          </table:table-cell>
          <table:table-cell office:value-type="float" office:value="301713.602" calcext:value-type="float">
            <text:p>301713.602</text:p>
          </table:table-cell>
          <table:table-cell office:value-type="float" office:value="4.566" calcext:value-type="float">
            <text:p>4.566</text:p>
          </table:table-cell>
          <table:table-cell office:value-type="float" office:value="69473.062" calcext:value-type="float">
            <text:p>69473.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190.361" calcext:value-type="float">
            <text:p>190.361</text:p>
          </table:table-cell>
          <table:table-cell office:value-type="float" office:value="1338393.27" calcext:value-type="float">
            <text:p>1338393.27</text:p>
          </table:table-cell>
          <table:table-cell office:value-type="float" office:value="62.587" calcext:value-type="float">
            <text:p>62.587</text:p>
          </table:table-cell>
          <table:table-cell office:value-type="float" office:value="589211.19" calcext:value-type="float">
            <text:p>589211.19</text:p>
          </table:table-cell>
          <table:table-cell office:value-type="float" office:value="5.567" calcext:value-type="float">
            <text:p>5.567</text:p>
          </table:table-cell>
          <table:table-cell office:value-type="float" office:value="83161.579" calcext:value-type="float">
            <text:p>83161.5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465.351" calcext:value-type="float">
            <text:p>465.351</text:p>
          </table:table-cell>
          <table:table-cell office:value-type="float" office:value="3263215.224" calcext:value-type="float">
            <text:p>3263215.224</text:p>
          </table:table-cell>
          <table:table-cell office:value-type="float" office:value="157.066" calcext:value-type="float">
            <text:p>157.066</text:p>
          </table:table-cell>
          <table:table-cell office:value-type="float" office:value="1476214.16" calcext:value-type="float">
            <text:p>1476214.16</text:p>
          </table:table-cell>
          <table:table-cell office:value-type="float" office:value="6.868" calcext:value-type="float">
            <text:p>6.868</text:p>
          </table:table-cell>
          <table:table-cell office:value-type="float" office:value="103330.547" calcext:value-type="float">
            <text:p>103330.5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938.451" calcext:value-type="float">
            <text:p>938.451</text:p>
          </table:table-cell>
          <table:table-cell office:value-type="float" office:value="6631623.104" calcext:value-type="float">
            <text:p>6631623.104</text:p>
          </table:table-cell>
          <table:table-cell office:value-type="float" office:value="313.065" calcext:value-type="float">
            <text:p>313.065</text:p>
          </table:table-cell>
          <table:table-cell table:style-name="ce9" office:value-type="float" office:value="2935566.285" calcext:value-type="float">
            <text:p>2.94E+06</text:p>
          </table:table-cell>
          <table:table-cell office:value-type="float" office:value="7.79" calcext:value-type="float">
            <text:p>7.79</text:p>
          </table:table-cell>
          <table:table-cell office:value-type="float" office:value="115976.741" calcext:value-type="float">
            <text:p>115976.7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4683.131" calcext:value-type="float">
            <text:p>4683.131</text:p>
          </table:table-cell>
          <table:table-cell table:style-name="ce9" office:value-type="float" office:value="33072664.406" calcext:value-type="float">
            <text:p>3.31E+07</text:p>
          </table:table-cell>
          <table:table-cell office:value-type="float" office:value="1560.877" calcext:value-type="float">
            <text:p>1560.877</text:p>
          </table:table-cell>
          <table:table-cell table:style-name="ce9" office:value-type="float" office:value="15087375.574" calcext:value-type="float">
            <text:p>1.51E+07</text:p>
          </table:table-cell>
          <table:table-cell office:value-type="float" office:value="10.187" calcext:value-type="float">
            <text:p>10.187</text:p>
          </table:table-cell>
          <table:table-cell office:value-type="float" office:value="152614.411" calcext:value-type="float">
            <text:p>152614.41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9325.756" calcext:value-type="float">
            <text:p>9325.756</text:p>
          </table:table-cell>
          <table:table-cell table:style-name="ce9" office:value-type="float" office:value="65950267.092" calcext:value-type="float">
            <text:p>6.60E+07</text:p>
          </table:table-cell>
          <table:table-cell office:value-type="float" office:value="3126" calcext:value-type="float">
            <text:p>3126</text:p>
          </table:table-cell>
          <table:table-cell table:style-name="ce9" office:value-type="float" office:value="29237526.418" calcext:value-type="float">
            <text:p>2.92E+07</text:p>
          </table:table-cell>
          <table:table-cell office:value-type="float" office:value="11.198" calcext:value-type="float">
            <text:p>11.198</text:p>
          </table:table-cell>
          <table:table-cell office:value-type="float" office:value="169015.664" calcext:value-type="float">
            <text:p>169015.6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18593.333" calcext:value-type="float">
            <text:p>18593.333</text:p>
          </table:table-cell>
          <table:table-cell table:style-name="ce9" office:value-type="float" office:value="132144145.65" calcext:value-type="float">
            <text:p>1.32E+08</text:p>
          </table:table-cell>
          <table:table-cell office:value-type="float" office:value="6244.754" calcext:value-type="float">
            <text:p>6244.754</text:p>
          </table:table-cell>
          <table:table-cell table:style-name="ce9" office:value-type="float" office:value="58438386.243" calcext:value-type="float">
            <text:p>5.84E+07</text:p>
          </table:table-cell>
          <table:table-cell office:value-type="float" office:value="12.15" calcext:value-type="float">
            <text:p>12.15</text:p>
          </table:table-cell>
          <table:table-cell office:value-type="float" office:value="182363.921" calcext:value-type="float">
            <text:p>182363.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3:50:44.313511954</meta:creation-date>
    <dc:date>2023-03-28T06:49:07.403234780</dc:date>
    <meta:editing-duration>PT1H49M6S</meta:editing-duration>
    <meta:editing-cycles>18</meta:editing-cycles>
    <meta:generator>LibreOffice/7.4.4.2$Linux_X86_64 LibreOffice_project/40$Build-2</meta:generator>
    <meta:document-statistic meta:table-count="1" meta:cell-count="184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8cm" svg:height="10.115cm" xlink:href=".." xlink:type="simple" chart:class="chart:scatter" chart:style-name="ch1">
        <chart:title svg:x="6.302cm" svg:y="0.338cm" chart:style-name="ch2">
          <text:p>Data Size 27 Bytes</text:p>
        </chart:title>
        <chart:subtitle svg:x="7.4cm" svg:y="1.319cm" chart:style-name="ch3">
          <text:p>A method</text:p>
        </chart:subtitle>
        <chart:legend chart:legend-position="end" svg:x="13.728cm" svg:y="4.758cm" style:legend-expansion="high" chart:style-name="ch4"/>
        <chart:plot-area chart:style-name="ch5" table:cell-range-address="Sheet1.A20:Sheet1.A31 Sheet1.C20:Sheet1.C31" svg:x="1.342cm" svg:y="2.204cm" svg:width="12.055cm" svg:height="6.728cm">
          <chart:coordinate-region svg:x="2.519cm" svg:y="2.403cm" svg:width="10.321cm" svg:height="5.882cm"/>
          <chart:axis chart:dimension="x" chart:name="primary-x" chart:style-name="ch6">
            <chart:title svg:x="7.193cm" svg:y="9.134cm" chart:style-name="ch7">
              <text:p>N</text:p>
            </chart:title>
          </chart:axis>
          <chart:axis chart:dimension="y" chart:name="primary-y" chart:style-name="ch8">
            <chart:title svg:x="0.451cm" svg:y="6.67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C20:Sheet1.C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5.196">
                <text:p>5.196</text:p>
                <draw:g>
                  <svg:desc>Sheet1.C20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004">
                <text:p>1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7.628">
                <text:p>47.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74.896">
                <text:p>74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5.291">
                <text:p>95.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0.361">
                <text:p>190.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465.351">
                <text:p>465.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38.451">
                <text:p>938.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683.131">
                <text:p>4683.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9325.756">
                <text:p>9325.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8593.333">
                <text:p>18593.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6.017cm" svg:y="0.315cm" chart:style-name="ch2">
          <text:p>Data Size 27 Bytes</text:p>
        </chart:title>
        <chart:subtitle svg:x="7.101cm" svg:y="1.273cm" chart:style-name="ch3">
          <text:p>C method</text:p>
        </chart:subtitle>
        <chart:legend chart:legend-position="end" svg:x="13.132cm" svg:y="4.199cm" style:legend-expansion="high" chart:style-name="ch4"/>
        <chart:plot-area chart:style-name="ch5" table:cell-range-address="Sheet1.A20:Sheet1.A31 Sheet1.G20:Sheet1.G31" svg:x="1.331cm" svg:y="2.135cm" svg:width="11.481cm" svg:height="5.701cm">
          <chart:coordinate-region svg:x="1.952cm" svg:y="2.334cm" svg:width="10.303cm" svg:height="4.855cm"/>
          <chart:axis chart:dimension="x" chart:name="primary-x" chart:style-name="ch6">
            <chart:title svg:x="6.895cm" svg:y="8.015cm" chart:style-name="ch7">
              <text:p>N</text:p>
            </chart:title>
          </chart:axis>
          <chart:axis chart:dimension="y" chart:name="primary-y" chart:style-name="ch8">
            <chart:title svg:x="0.451cm" svg:y="6.087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G20:Sheet1.G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1.29">
                <text:p>1.29</text:p>
                <draw:g>
                  <svg:desc>Sheet1.G20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345">
                <text:p>4.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5.567">
                <text:p>5.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6.868">
                <text:p>6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0.187">
                <text:p>10.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1.198">
                <text:p>11.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2.15">
                <text:p>12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scatter" chart:style-name="ch1">
        <chart:title svg:x="6.018cm" svg:y="0.315cm" chart:style-name="ch2">
          <text:p>Data Size 55 Bytes</text:p>
        </chart:title>
        <chart:subtitle svg:x="7.102cm" svg:y="1.273cm" chart:style-name="ch3">
          <text:p>C method</text:p>
        </chart:subtitle>
        <chart:legend chart:legend-position="end" svg:x="13.16cm" svg:y="4.199cm" style:legend-expansion="high" chart:style-name="ch4"/>
        <chart:plot-area chart:style-name="ch5" table:cell-range-address="Sheet1.A4:Sheet1.A15 Sheet1.H4:Sheet1.H15" svg:x="1.331cm" svg:y="2.135cm" svg:width="11.509cm" svg:height="5.701cm">
          <chart:coordinate-region svg:x="2.693cm" svg:y="2.334cm" svg:width="9.59cm" svg:height="4.855cm"/>
          <chart:axis chart:dimension="x" chart:name="primary-x" chart:style-name="ch6">
            <chart:title svg:x="6.909cm" svg:y="8.015cm" chart:style-name="ch7">
              <text:p>N</text:p>
            </chart:title>
          </chart:axis>
          <chart:axis chart:dimension="y" chart:name="primary-y" chart:style-name="ch8">
            <chart:title svg:x="0.451cm" svg:y="5.717cm" chart:style-name="ch9">
              <text:p>Time (ns)</text:p>
            </chart:title>
            <chart:grid chart:style-name="ch10" chart:class="major"/>
          </chart:axis>
          <chart:series chart:style-name="ch11" chart:values-cell-range-address="Sheet1.H4:Sheet1.H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22381.034">
                <text:p>22381.034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668.172">
                <text:p>28668.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9791.306">
                <text:p>39791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4810.754">
                <text:p>54810.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5127.085">
                <text:p>65127.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68350.971">
                <text:p>68350.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82896.031">
                <text:p>82896.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04681.256">
                <text:p>104681.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19929.554">
                <text:p>119929.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61041.441">
                <text:p>161041.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69194.083">
                <text:p>169194.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86191.921">
                <text:p>186191.9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scatter" chart:style-name="ch1">
        <chart:title svg:x="6.018cm" svg:y="0.315cm" chart:style-name="ch2">
          <text:p>Data Size 27 Bytes</text:p>
        </chart:title>
        <chart:subtitle svg:x="7.049cm" svg:y="1.273cm" chart:style-name="ch3">
          <text:p>C method </text:p>
        </chart:subtitle>
        <chart:legend chart:legend-position="end" svg:x="13.16cm" svg:y="4.199cm" style:legend-expansion="high" chart:style-name="ch4"/>
        <chart:plot-area chart:style-name="ch5" table:cell-range-address="Sheet1.A20:Sheet1.A31 Sheet1.H20:Sheet1.H31" svg:x="1.331cm" svg:y="2.135cm" svg:width="11.509cm" svg:height="5.701cm">
          <chart:coordinate-region svg:x="2.693cm" svg:y="2.334cm" svg:width="9.59cm" svg:height="4.855cm"/>
          <chart:axis chart:dimension="x" chart:name="primary-x" chart:style-name="ch6">
            <chart:title svg:x="6.909cm" svg:y="8.015cm" chart:style-name="ch7">
              <text:p>N</text:p>
            </chart:title>
          </chart:axis>
          <chart:axis chart:dimension="y" chart:name="primary-y" chart:style-name="ch8">
            <chart:title svg:x="0.451cm" svg:y="5.717cm" chart:style-name="ch9">
              <text:p>Time (ns)</text:p>
            </chart:title>
            <chart:grid chart:style-name="ch10" chart:class="major"/>
          </chart:axis>
          <chart:series chart:style-name="ch11" chart:values-cell-range-address="Sheet1.H20:Sheet1.H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18721.039">
                <text:p>18721.039</text:p>
                <draw:g>
                  <svg:desc>Sheet1.H20:Sheet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309.829">
                <text:p>28309.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9817.746">
                <text:p>39817.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9792.145">
                <text:p>69792.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5694.645">
                <text:p>65694.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69473.062">
                <text:p>69473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83161.579">
                <text:p>83161.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03330.547">
                <text:p>103330.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15976.741">
                <text:p>115976.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2614.411">
                <text:p>152614.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69015.664">
                <text:p>169015.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82363.921">
                <text:p>182363.9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953cm" xlink:href=".." xlink:type="simple" chart:class="chart:scatter" chart:style-name="ch1">
        <chart:title svg:x="6.009cm" svg:y="0.335cm" chart:style-name="ch2">
          <text:p>Data Size 55 Bytes</text:p>
        </chart:title>
        <chart:subtitle svg:x="7.107cm" svg:y="1.313cm" chart:style-name="ch3">
          <text:p>A method</text:p>
        </chart:subtitle>
        <chart:legend chart:legend-position="end" svg:x="13.142cm" svg:y="4.677cm" style:legend-expansion="high" chart:style-name="ch4"/>
        <chart:plot-area chart:style-name="ch5" table:cell-range-address="Sheet1.A4:Sheet1.A15 Sheet1.C4:Sheet1.C15" svg:x="1.33cm" svg:y="2.195cm" svg:width="11.493cm" svg:height="6.578cm">
          <chart:coordinate-region svg:x="2.507cm" svg:y="2.394cm" svg:width="9.759cm" svg:height="5.732cm"/>
          <chart:axis chart:dimension="x" chart:name="primary-x" chart:style-name="ch6">
            <chart:title svg:x="6.9cm" svg:y="8.972cm" chart:style-name="ch7">
              <text:p>N</text:p>
            </chart:title>
          </chart:axis>
          <chart:axis chart:dimension="y" chart:name="primary-y" chart:style-name="ch6">
            <chart:title svg:x="0.451cm" svg:y="6.586cm" chart:style-name="ch8">
              <text:p>Disk Accesses</text:p>
            </chart:title>
            <chart:grid chart:style-name="ch9" chart:class="major"/>
          </chart:axis>
          <chart:series chart:style-name="ch10" chart:values-cell-range-address="Sheet1.C4:Sheet1.C15" chart:class="chart:scatter">
            <chart:domain table:cell-range-address="Sheet1.A4:Sheet1.A15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9.785">
                <text:p>9.785</text:p>
                <draw:g>
                  <svg:desc>Sheet1.C4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8.805">
                <text:p>18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7.839">
                <text:p>37.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1.914">
                <text:p>91.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47.736">
                <text:p>147.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88.946">
                <text:p>188.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386.535">
                <text:p>386.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934.561">
                <text:p>934.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869.62">
                <text:p>1869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9279.863">
                <text:p>9279.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9224.509">
                <text:p>19224.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36530.645">
                <text:p>36530.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8.996cm" xlink:href=".." xlink:type="simple" chart:class="chart:scatter" chart:style-name="ch1">
        <chart:title svg:x="6.009cm" svg:y="0.315cm" chart:style-name="ch2">
          <text:p>Data Size 55 Bytes</text:p>
        </chart:title>
        <chart:subtitle svg:x="7.107cm" svg:y="1.273cm" chart:style-name="ch3">
          <text:p>A method</text:p>
        </chart:subtitle>
        <chart:legend chart:legend-position="end" svg:x="13.142cm" svg:y="4.199cm" style:legend-expansion="high" chart:style-name="ch4"/>
        <chart:plot-area chart:style-name="ch5" table:cell-range-address="Sheet1.A4:Sheet1.A15 Sheet1.D4:Sheet1.D15" svg:x="1.33cm" svg:y="2.135cm" svg:width="11.493cm" svg:height="5.701cm">
          <chart:coordinate-region svg:x="3.248cm" svg:y="2.334cm" svg:width="9.018cm" svg:height="4.855cm"/>
          <chart:axis chart:dimension="x" chart:name="primary-x" chart:style-name="ch6">
            <chart:title svg:x="6.9cm" svg:y="8.015cm" chart:style-name="ch7">
              <text:p>N</text:p>
            </chart:title>
          </chart:axis>
          <chart:axis chart:dimension="y" chart:name="primary-y" chart:style-name="ch8">
            <chart:title svg:x="0.451cm" svg:y="5.717cm" chart:style-name="ch9">
              <text:p>Time (ns)</text:p>
            </chart:title>
            <chart:grid chart:style-name="ch10" chart:class="major"/>
          </chart:axis>
          <chart:series chart:style-name="ch11" chart:values-cell-range-address="Sheet1.D4:Sheet1.D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60563.503">
                <text:p>60563.503</text:p>
                <draw:g>
                  <svg:desc>Sheet1.D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7597.639">
                <text:p>97597.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74808.412">
                <text:p>174808.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25997.866">
                <text:p>425997.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63764.882">
                <text:p>663764.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854834.101">
                <text:p>854834.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51858.869">
                <text:p>1751858.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4174960.702">
                <text:p>4174960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108495.117">
                <text:p>9108495.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1279182.097">
                <text:p>41279182.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85336924.459">
                <text:p>85336924.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63740008.002">
                <text:p>163740008.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8.996cm" xlink:href=".." xlink:type="simple" chart:class="chart:scatter" chart:style-name="ch1">
        <chart:title svg:x="6.009cm" svg:y="0.315cm" chart:style-name="ch2">
          <text:p>Data Size 27 Bytes</text:p>
        </chart:title>
        <chart:subtitle svg:x="7.107cm" svg:y="1.273cm" chart:style-name="ch3">
          <text:p>A method</text:p>
        </chart:subtitle>
        <chart:legend chart:legend-position="end" svg:x="13.142cm" svg:y="4.199cm" style:legend-expansion="high" chart:style-name="ch4"/>
        <chart:plot-area chart:style-name="ch5" table:cell-range-address="Sheet1.A20:Sheet1.A31 Sheet1.D20:Sheet1.D31" svg:x="1.33cm" svg:y="2.135cm" svg:width="11.493cm" svg:height="5.701cm">
          <chart:coordinate-region svg:x="3.248cm" svg:y="2.334cm" svg:width="9.018cm" svg:height="4.855cm"/>
          <chart:axis chart:dimension="x" chart:name="primary-x" chart:style-name="ch6">
            <chart:title svg:x="6.9cm" svg:y="8.015cm" chart:style-name="ch7">
              <text:p>N</text:p>
            </chart:title>
          </chart:axis>
          <chart:axis chart:dimension="y" chart:name="primary-y" chart:style-name="ch8">
            <chart:title svg:x="0.451cm" svg:y="5.717cm" chart:style-name="ch9">
              <text:p>Time (ns)</text:p>
            </chart:title>
            <chart:grid chart:style-name="ch10" chart:class="major"/>
          </chart:axis>
          <chart:series chart:style-name="ch11" chart:values-cell-range-address="Sheet1.D20:Sheet1.D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38723.301">
                <text:p>38723.301</text:p>
                <draw:g>
                  <svg:desc>Sheet1.D20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1950.114">
                <text:p>71950.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36991.737">
                <text:p>136991.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49036.855">
                <text:p>349036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538744.148">
                <text:p>538744.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668420.476">
                <text:p>668420.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338393.27">
                <text:p>1338393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3263215.224">
                <text:p>3263215.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631623.104">
                <text:p>6631623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33072664.406">
                <text:p>33072664.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65950267.092">
                <text:p>65950267.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32144145.65">
                <text:p>132144145.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scatter" chart:style-name="ch1">
        <chart:title svg:x="6.018cm" svg:y="0.315cm" chart:style-name="ch2">
          <text:p>Data Size 55 Bytes</text:p>
        </chart:title>
        <chart:subtitle svg:x="7.116cm" svg:y="1.273cm" chart:style-name="ch3">
          <text:p>B Method</text:p>
        </chart:subtitle>
        <chart:legend chart:legend-position="end" svg:x="13.16cm" svg:y="4.199cm" style:legend-expansion="high" chart:style-name="ch4"/>
        <chart:plot-area chart:style-name="ch5" table:cell-range-address="Sheet1.A4:Sheet1.A15 Sheet1.E4:Sheet1.E15" svg:x="1.331cm" svg:y="2.135cm" svg:width="11.509cm" svg:height="5.701cm">
          <chart:coordinate-region svg:x="2.323cm" svg:y="2.334cm" svg:width="9.96cm" svg:height="4.855cm"/>
          <chart:axis chart:dimension="x" chart:name="primary-x" chart:style-name="ch6">
            <chart:title svg:x="6.909cm" svg:y="8.015cm" chart:style-name="ch7">
              <text:p>N</text:p>
            </chart:title>
          </chart:axis>
          <chart:axis chart:dimension="y" chart:name="primary-y" chart:style-name="ch8">
            <chart:title svg:x="0.451cm" svg:y="6.087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E4:Sheet1.E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2.647">
                <text:p>2.647</text:p>
                <draw:g>
                  <svg:desc>Sheet1.E4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.966">
                <text:p>15.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5.033">
                <text:p>25.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2.297">
                <text:p>32.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3.017">
                <text:p>63.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56.444">
                <text:p>156.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13.066">
                <text:p>313.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3119.756">
                <text:p>3119.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6251">
                <text:p>62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scatter" chart:style-name="ch1">
        <chart:title svg:x="6.018cm" svg:y="0.315cm" chart:style-name="ch2">
          <text:p>Data Size 27 Bytes</text:p>
        </chart:title>
        <chart:subtitle svg:x="7.116cm" svg:y="1.273cm" chart:style-name="ch3">
          <text:p>B method</text:p>
        </chart:subtitle>
        <chart:legend chart:legend-position="end" svg:x="13.16cm" svg:y="4.199cm" style:legend-expansion="high" chart:style-name="ch4"/>
        <chart:plot-area chart:style-name="ch5" table:cell-range-address="Sheet1.A20:Sheet1.A31 Sheet1.E20:Sheet1.E31" svg:x="1.331cm" svg:y="2.135cm" svg:width="11.509cm" svg:height="5.701cm">
          <chart:coordinate-region svg:x="2.323cm" svg:y="2.334cm" svg:width="9.96cm" svg:height="4.855cm"/>
          <chart:axis chart:dimension="x" chart:name="primary-x" chart:style-name="ch6">
            <chart:title svg:x="6.909cm" svg:y="8.015cm" chart:style-name="ch7">
              <text:p>N</text:p>
            </chart:title>
          </chart:axis>
          <chart:axis chart:dimension="y" chart:name="primary-y" chart:style-name="ch8">
            <chart:title svg:x="0.451cm" svg:y="6.087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E20:Sheet1.E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2.647">
                <text:p>2.647</text:p>
                <draw:g>
                  <svg:desc>Sheet1.E20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.232">
                <text:p>7.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.867">
                <text:p>15.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5.154">
                <text:p>25.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2.023">
                <text:p>32.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2.587">
                <text:p>62.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57.066">
                <text:p>157.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13.065">
                <text:p>313.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60.877">
                <text:p>1560.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6244.754">
                <text:p>6244.7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title svg:x="6.018cm" svg:y="0.315cm" chart:style-name="ch2">
          <text:p>Data Size 55 Bytes</text:p>
        </chart:title>
        <chart:subtitle svg:x="7.116cm" svg:y="1.273cm" chart:style-name="ch3">
          <text:p>B method</text:p>
        </chart:subtitle>
        <chart:legend chart:legend-position="end" svg:x="13.186cm" svg:y="4.199cm" style:legend-expansion="high" chart:style-name="ch4"/>
        <chart:plot-area chart:style-name="ch5" table:cell-range-address="Sheet1.A4:Sheet1.A15 Sheet1.F4:Sheet1.F15" svg:x="1.331cm" svg:y="2.135cm" svg:width="11.535cm" svg:height="5.702cm">
          <chart:coordinate-region svg:x="3.064cm" svg:y="2.334cm" svg:width="9.245cm" svg:height="4.856cm"/>
          <chart:axis chart:dimension="x" chart:name="primary-x" chart:style-name="ch6">
            <chart:title svg:x="6.922cm" svg:y="8.016cm" chart:style-name="ch7">
              <text:p>N</text:p>
            </chart:title>
          </chart:axis>
          <chart:axis chart:dimension="y" chart:name="primary-y" chart:style-name="ch8">
            <chart:title svg:x="0.451cm" svg:y="5.718cm" chart:style-name="ch9">
              <text:p>Time (ns)</text:p>
            </chart:title>
            <chart:grid chart:style-name="ch10" chart:class="major"/>
          </chart:axis>
          <chart:series chart:style-name="ch11" chart:values-cell-range-address="Sheet1.F4:Sheet1.F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29870.096">
                <text:p>29870.096</text:p>
                <draw:g>
                  <svg:desc>Sheet1.F4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1360.455">
                <text:p>41360.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8255.626">
                <text:p>68255.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3226.221">
                <text:p>153226.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43782.065">
                <text:p>243782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05253.044">
                <text:p>305253.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594693.122">
                <text:p>594693.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470724.72">
                <text:p>1470724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950770.395">
                <text:p>2950770.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4800058.789">
                <text:p>14800058.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9169801.769">
                <text:p>29169801.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58914585.574">
                <text:p>58914585.5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title svg:x="6.018cm" svg:y="0.315cm" chart:style-name="ch2">
          <text:p>Data Size 27 Bytes</text:p>
        </chart:title>
        <chart:subtitle svg:x="7.116cm" svg:y="1.273cm" chart:style-name="ch3">
          <text:p>B method</text:p>
        </chart:subtitle>
        <chart:legend chart:legend-position="end" svg:x="13.186cm" svg:y="4.199cm" style:legend-expansion="high" chart:style-name="ch4"/>
        <chart:plot-area chart:style-name="ch5" table:cell-range-address="Sheet1.A20:Sheet1.A31 Sheet1.F20:Sheet1.F31" svg:x="1.331cm" svg:y="2.135cm" svg:width="11.535cm" svg:height="5.702cm">
          <chart:coordinate-region svg:x="3.064cm" svg:y="2.334cm" svg:width="9.245cm" svg:height="4.856cm"/>
          <chart:axis chart:dimension="x" chart:name="primary-x" chart:style-name="ch6">
            <chart:title svg:x="6.922cm" svg:y="8.016cm" chart:style-name="ch7">
              <text:p>N</text:p>
            </chart:title>
          </chart:axis>
          <chart:axis chart:dimension="y" chart:name="primary-y" chart:style-name="ch8">
            <chart:title svg:x="0.451cm" svg:y="5.718cm" chart:style-name="ch9">
              <text:p>Time (ns)</text:p>
            </chart:title>
            <chart:grid chart:style-name="ch10" chart:class="major"/>
          </chart:axis>
          <chart:series chart:style-name="ch11" chart:values-cell-range-address="Sheet1.F20:Sheet1.F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33729.875">
                <text:p>33729.875</text:p>
                <draw:g>
                  <svg:desc>Sheet1.F20:Sheet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2103.856">
                <text:p>42103.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9689.644">
                <text:p>69689.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5072.109">
                <text:p>155072.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45431.931">
                <text:p>245431.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01713.602">
                <text:p>301713.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589211.19">
                <text:p>589211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476214.16">
                <text:p>1476214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935566.285">
                <text:p>2935566.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087375.574">
                <text:p>15087375.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9237526.418">
                <text:p>29237526.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58438386.243">
                <text:p>58438386.2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scatter" chart:style-name="ch1">
        <chart:title svg:x="6.018cm" svg:y="0.315cm" chart:style-name="ch2">
          <text:p>Data Size 55 Bytes</text:p>
        </chart:title>
        <chart:subtitle svg:x="7.102cm" svg:y="1.273cm" chart:style-name="ch3">
          <text:p>C method</text:p>
        </chart:subtitle>
        <chart:legend chart:legend-position="end" svg:x="13.133cm" svg:y="4.199cm" style:legend-expansion="high" chart:style-name="ch4"/>
        <chart:plot-area chart:style-name="ch5" table:cell-range-address="Sheet1.A4:Sheet1.A15 Sheet1.G4:Sheet1.G15" svg:x="1.331cm" svg:y="2.135cm" svg:width="11.482cm" svg:height="5.701cm">
          <chart:coordinate-region svg:x="1.952cm" svg:y="2.334cm" svg:width="10.304cm" svg:height="4.855cm"/>
          <chart:axis chart:dimension="x" chart:name="primary-x" chart:style-name="ch6">
            <chart:title svg:x="6.896cm" svg:y="8.015cm" chart:style-name="ch7">
              <text:p>N</text:p>
            </chart:title>
          </chart:axis>
          <chart:axis chart:dimension="y" chart:name="primary-y" chart:style-name="ch8">
            <chart:title svg:x="0.451cm" svg:y="6.087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G4:Sheet1.G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1.361">
                <text:p>1.361</text:p>
                <draw:g>
                  <svg:desc>Sheet1.G4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17">
                <text:p>1.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.653">
                <text:p>2.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683">
                <text:p>3.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349">
                <text:p>4.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4.551">
                <text:p>4.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5.526">
                <text:p>5.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6.901">
                <text:p>6.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7.885">
                <text:p>7.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0.181">
                <text:p>10.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1.182">
                <text:p>11.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2.214">
                <text:p>12.2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